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02122" loext:opacity="100%" style:font-name="sans-serif" fo:font-size="255pt" fo:letter-spacing="normal" fo:font-style="normal" fo:font-weight="normal" officeooo:rsid="001271ea" officeooo:paragraph-rsid="001271ea" style:font-size-asian="255pt" style:font-size-complex="255pt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02122" loext:opacity="100%" style:font-name="sans-serif" fo:font-size="54pt" fo:letter-spacing="normal" fo:font-style="normal" fo:font-weight="normal" officeooo:rsid="001271ea" officeooo:paragraph-rsid="001271ea" style:font-size-asian="54pt" style:font-size-complex="54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96pt" style:font-size-asian="84pt" style:font-size-complex="96pt"/>
    </style:style>
    <style:style style:name="T3" style:family="text">
      <style:text-properties style:font-name="Liberation Serif" fo:font-size="255pt" style:font-size-asian="255pt" style:font-size-complex="25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π</text:span></text:p>
      <text:p text:style-name="P2"><text:span text:style-name="T1">Approximation</text:span></text:p>
      <text:p text:style-name="P2"><text:span text:style-name="T1">Day</text:span></text:p>
      <text:p text:style-name="P2"><text:span text:style-name="T3">π</text:span></text:p>
      <text:p text:style-name="P2"><text:span text:style-name="T1">Approximation</text:span></text:p>
      <text:p text:style-name="P2"><text:span text:style-name="T1">Da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2T16:51:13.068386513</meta:creation-date>
    <dc:date>2025-07-22T16:54:57.109033983</dc:date>
    <meta:editing-duration>PT3M45S</meta:editing-duration>
    <meta:editing-cycles>1</meta:editing-cycles>
    <meta:document-statistic meta:table-count="0" meta:image-count="0" meta:object-count="0" meta:page-count="1" meta:paragraph-count="6" meta:word-count="6" meta:character-count="34" meta:non-whitespace-character-count="34"/>
    <meta:generator>LibreOffice/24.2.7.2$Linux_X86_64 LibreOffice_project/420$Build-2</meta:generator>
  </office:meta>
</office:document-meta>
</file>